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5E0000005E6678560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color="#ffffff" draw:fill-gradient-name="Dot"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color="#ffffff" draw:fill-gradient-name="Dot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color="#ffffff" draw:fill-gradient-name="Dot" draw:textarea-horizontal-align="justify" draw:textarea-vertical-align="middle" draw:auto-grow-height="false"/>
    </style:style>
    <style:style style:name="gr6" style:family="graphic" style:parent-style-name="standard">
      <style:graphic-properties svg:stroke-width="0.025cm" draw:marker-start-width="0.337cm" draw:marker-end-width="0.3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standard">
      <style:graphic-properties svg:stroke-width="0.025cm" draw:marker-start-width="0.337cm" draw:marker-end-width="0.337cm" draw:fill="none" draw:textarea-horizontal-align="justify" draw:textarea-vertical-align="middle" draw:auto-grow-height="false" fo:padding-top="0.138cm" fo:padding-bottom="0.138cm" fo:padding-left="0.263cm" fo:padding-right="0.263cm"/>
    </style:style>
    <style:style style:name="gr8" style:family="graphic" style:parent-style-name="standard">
      <style:graphic-properties svg:stroke-width="0.05cm" draw:marker-start-width="0.375cm" draw:marker-end-width="0.375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25cm" draw:marker-start-width="0.337cm" draw:marker-end-width="0.337cm" draw:fill="none" draw:textarea-vertical-align="middle" draw:auto-grow-height="false" fo:min-height="0.749cm" fo:min-width="0.499cm" fo:padding-top="0.137cm" fo:padding-bottom="0.137cm" fo:padding-left="0.262cm" fo:padding-right="0.262cm"/>
    </style:style>
    <style:style style:name="gr10" style:family="graphic" style:parent-style-name="standard">
      <style:graphic-properties svg:stroke-width="0.025cm" draw:marker-start-width="0.337cm" draw:marker-end-width="0.337cm" draw:textarea-horizontal-align="center" draw:textarea-vertical-align="middle" fo:padding-top="0.138cm" fo:padding-bottom="0.138cm" fo:padding-left="0.263cm" fo:padding-right="0.263cm"/>
    </style:style>
    <style:style style:name="gr11" style:family="graphic" style:parent-style-name="standard">
      <style:graphic-properties svg:stroke-width="0.025cm" draw:marker-start-width="0.337cm" draw:marker-end-width="0.3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svg:stroke-width="0.025cm" draw:marker-start-width="0.337cm" draw:marker-end-width="0.3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color="#000000" draw:fill="none" draw:fill-color="#ffffff" fo:min-height="0.317cm"/>
    </style:style>
    <style:style style:name="gr15" style:family="graphic" style:parent-style-name="standard">
      <style:graphic-properties svg:stroke-width="0.025cm" draw:marker-start-width="0.337cm" draw:marker-end-width="0.337cm" draw:textarea-horizontal-align="center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fo:min-height="0.346cm"/>
    </style:style>
    <style:style style:name="gr18" style:family="graphic" style:parent-style-name="standard">
      <style:graphic-properties svg:stroke-width="0.025cm" draw:marker-start-width="0.338cm" draw:marker-end="Arrow" draw:marker-end-width="0.138cm" draw:textarea-horizontal-align="center" draw:textarea-vertical-align="middle" fo:padding-top="0.137cm" fo:padding-bottom="0.137cm" fo:padding-left="0.262cm" fo:padding-right="0.262cm"/>
    </style:style>
    <style:style style:name="gr19" style:family="graphic" style:parent-style-name="standard">
      <style:graphic-properties svg:stroke-width="0.025cm" draw:marker-start-width="0.337cm" draw:marker-end="Arrow" draw:marker-end-width="0.137cm" draw:textarea-horizontal-align="center" draw:textarea-vertical-align="middle" fo:padding-top="0.137cm" fo:padding-bottom="0.137cm" fo:padding-left="0.262cm" fo:padding-right="0.262cm"/>
    </style:style>
    <style:style style:name="gr20" style:family="graphic" style:parent-style-name="standard">
      <style:graphic-properties svg:stroke-width="0.025cm" draw:marker-start-width="0.337cm" draw:marker-end="Arrow" draw:marker-end-width="0.087cm" draw:textarea-horizontal-align="center" draw:textarea-vertical-align="middle" fo:padding-top="0.137cm" fo:padding-bottom="0.137cm" fo:padding-left="0.262cm" fo:padding-right="0.26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1cm" fo:min-width="0.3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7cm" fo:min-width="0.50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1cm" fo:min-width="0.509cm"/>
    </style:style>
    <style:style style:name="gr24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83cm" fo:min-width="0.54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.542cm"/>
    </style:style>
    <style:style style:name="gr27" style:family="graphic" style:parent-style-name="standard">
      <style:graphic-properties svg:stroke-width="0.025cm" draw:marker-start="Circle" draw:marker-start-width="0.187cm" draw:marker-end-width="0.037cm" draw:textarea-horizontal-align="center" draw:textarea-vertical-align="middle" fo:padding-top="0.137cm" fo:padding-bottom="0.137cm" fo:padding-left="0.262cm" fo:padding-right="0.262cm"/>
    </style:style>
    <style:style style:name="gr28" style:family="graphic" style:parent-style-name="standard">
      <style:graphic-properties svg:stroke-width="0.025cm" draw:marker-start="Circle" draw:marker-start-width="0.187cm" draw:marker-end="" draw:marker-end-width="0.037cm" draw:textarea-horizontal-align="center" draw:textarea-vertical-align="middle" fo:padding-top="0.137cm" fo:padding-bottom="0.137cm" fo:padding-left="0.262cm" fo:padding-right="0.262cm"/>
    </style:style>
    <style:style style:name="gr29" style:family="graphic" style:parent-style-name="standard">
      <style:graphic-properties svg:stroke-width="0.025cm" draw:marker-start-width="0cm" draw:marker-end-width="0cm" draw:textarea-horizontal-align="center" draw:textarea-vertical-align="middle" fo:padding-top="0.137cm" fo:padding-bottom="0.137cm" fo:padding-left="0.262cm" fo:padding-right="0.262cm"/>
    </style:style>
    <style:style style:name="gr30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455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text-properties fo:font-family="Courier" style:font-family-generic="modern" style:font-pitch="fixed" fo:font-size="11pt" style:font-size-asian="11pt" style:font-size-complex="11pt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Courier" style:font-family-generic="modern" style:font-pitch="fixed" fo:font-size="8pt" style:font-size-asian="8pt" style:font-size-complex="8pt"/>
    </style:style>
    <style:style style:name="T4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17.25cm" svg:x="6.541cm" svg:y="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5cm" svg:height="0.25cm" svg:x="6.666cm" svg:y="6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6.666cm" svg:y="7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6.666cm" svg:y="7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6.666cm" svg:y="8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6.666cm" svg:y="8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cm" svg:height="0.25cm" svg:x="6.666cm" svg:y="9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6.666cm" svg:y="9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6.666cm" svg:y="10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6.666cm" svg:y="10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6.666cm" svg:y="11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6.666cm" svg:y="11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6.666cm" svg:y="12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6.666cm" svg:y="12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6.666cm" svg:y="13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6.666cm" svg:y="13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6.666cm" svg:y="14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6.666cm" svg:y="14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6.666cm" svg:y="15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6.666cm" svg:y="15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6.666cm" svg:y="16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6.666cm" svg:y="16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6.666cm" svg:y="17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6.666cm" svg:y="17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6.666cm" svg:y="18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6.666cm" svg:y="18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6.666cm" svg:y="19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6.666cm" svg:y="6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7.25cm" svg:x="7.166cm" svg:y="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5cm" svg:height="0.25cm" svg:x="7.291cm" svg:y="6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7.291cm" svg:y="7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7.291cm" svg:y="7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291cm" svg:y="8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291cm" svg:y="8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cm" svg:height="0.25cm" svg:x="7.291cm" svg:y="9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291cm" svg:y="9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7.291cm" svg:y="10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291cm" svg:y="10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7.291cm" svg:y="11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291cm" svg:y="11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7.291cm" svg:y="12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291cm" svg:y="12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7.291cm" svg:y="13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291cm" svg:y="13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7.291cm" svg:y="14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291cm" svg:y="14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7.291cm" svg:y="15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291cm" svg:y="15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7.291cm" svg:y="16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7.291cm" svg:y="16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291cm" svg:y="17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7.291cm" svg:y="17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291cm" svg:y="18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7.291cm" svg:y="18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291cm" svg:y="19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291cm" svg:y="6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7.25cm" svg:x="7.791cm" svg:y="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5cm" svg:height="0.25cm" svg:x="7.916cm" svg:y="6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916cm" svg:y="7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916cm" svg:y="7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7.916cm" svg:y="8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916cm" svg:y="8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916cm" svg:y="9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916cm" svg:y="9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7.916cm" svg:y="10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916cm" svg:y="10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7.916cm" svg:y="11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916cm" svg:y="11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7.916cm" svg:y="12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916cm" svg:y="12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7.916cm" svg:y="13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916cm" svg:y="13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7.916cm" svg:y="14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916cm" svg:y="14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7.916cm" svg:y="15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916cm" svg:y="15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7.916cm" svg:y="16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7.916cm" svg:y="16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916cm" svg:y="17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7.916cm" svg:y="17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916cm" svg:y="18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7.916cm" svg:y="18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916cm" svg:y="19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cm" svg:height="0.25cm" svg:x="7.916cm" svg:y="6.403cm">
          <text:p text:style-name="P1"><text:s/></text:p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7.25cm" svg:x="8.416cm" svg:y="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5cm" svg:height="0.25cm" svg:x="8.541cm" svg:y="6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8.541cm" svg:y="7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8.541cm" svg:y="7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8.541cm" svg:y="8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8.541cm" svg:y="8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8.541cm" svg:y="9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8.541cm" svg:y="9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8.541cm" svg:y="10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8.541cm" svg:y="10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8.541cm" svg:y="11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8.541cm" svg:y="11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8.541cm" svg:y="12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8.541cm" svg:y="12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8.541cm" svg:y="13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8.541cm" svg:y="13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8.541cm" svg:y="14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8.541cm" svg:y="14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8.541cm" svg:y="15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8.541cm" svg:y="15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8.541cm" svg:y="16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8.541cm" svg:y="16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8.541cm" svg:y="17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8.541cm" svg:y="17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8.541cm" svg:y="18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8.541cm" svg:y="18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8.541cm" svg:y="19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8.541cm" svg:y="6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6.666cm" svg:y="19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6.666cm" svg:y="20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6.666cm" svg:y="20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6.666cm" svg:y="21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6.666cm" svg:y="21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6.666cm" svg:y="22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6.666cm" svg:y="22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7.291cm" svg:y="19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7.916cm" svg:y="19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8.541cm" svg:y="19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291cm" svg:y="20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916cm" svg:y="20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8.541cm" svg:y="20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291cm" svg:y="20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7.916cm" svg:y="20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8.541cm" svg:y="20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7.291cm" svg:y="21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916cm" svg:y="21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8.541cm" svg:y="21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291cm" svg:y="21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916cm" svg:y="21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8.541cm" svg:y="21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291cm" svg:y="22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916cm" svg:y="22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8.541cm" svg:y="22.4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7.291cm" svg:y="22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7.916cm" svg:y="22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cm" svg:height="0.25cm" svg:x="8.541cm" svg:y="22.90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325cm" svg:height="0.31cm" svg:x="6.574cm" svg:y="6.3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705cm" svg:height="0.31cm" svg:x="6.574cm" svg:y="8.8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705cm" svg:height="0.31cm" svg:x="6.574cm" svg:y="9.8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705cm" svg:height="0.31cm" svg:x="6.574cm" svg:y="10.8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705cm" svg:height="0.31cm" svg:x="6.574cm" svg:y="14.8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705cm" svg:height="0.31cm" svg:x="6.574cm" svg:y="11.8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705cm" svg:height="0.31cm" svg:x="6.574cm" svg:y="13.8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705cm" svg:height="0.31cm" svg:x="6.575cm" svg:y="12.8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705cm" svg:height="0.31cm" svg:x="6.574cm" svg:y="15.8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705cm" svg:height="0.31cm" svg:x="6.574cm" svg:y="19.3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705cm" svg:height="0.31cm" svg:x="6.574cm" svg:y="18.3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705cm" svg:height="0.31cm" svg:x="6.574cm" svg:y="20.3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705cm" svg:height="0.31cm" svg:x="6.575cm" svg:y="17.3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6.574cm" svg:y1="8.686cm" svg:x2="6.991cm" svg:y2="8.686cm">
          <text:p/>
        </draw:line>
        <draw:line draw:style-name="gr8" draw:text-style-name="P1" draw:layer="layout" svg:x1="7.199cm" svg:y1="8.186cm" svg:x2="7.616cm" svg:y2="8.186cm">
          <text:p/>
        </draw:line>
        <draw:line draw:style-name="gr8" draw:text-style-name="P1" draw:layer="layout" svg:x1="7.824cm" svg:y1="7.186cm" svg:x2="8.241cm" svg:y2="7.186cm">
          <text:p/>
        </draw:line>
        <draw:line draw:style-name="gr8" draw:text-style-name="P1" draw:layer="layout" svg:x1="7.824cm" svg:y1="8.686cm" svg:x2="8.241cm" svg:y2="8.686cm">
          <text:p/>
        </draw:line>
        <draw:line draw:style-name="gr8" draw:text-style-name="P1" draw:layer="layout" svg:x1="6.574cm" svg:y1="9.686cm" svg:x2="6.991cm" svg:y2="9.686cm">
          <text:p/>
        </draw:line>
        <draw:line draw:style-name="gr8" draw:text-style-name="P1" draw:layer="layout" svg:x1="6.574cm" svg:y1="10.686cm" svg:x2="7.616cm" svg:y2="10.686cm">
          <text:p/>
        </draw:line>
        <draw:line draw:style-name="gr8" draw:text-style-name="P1" draw:layer="layout" svg:x1="6.574cm" svg:y1="11.686cm" svg:x2="6.991cm" svg:y2="11.686cm">
          <text:p/>
        </draw:line>
        <draw:line draw:style-name="gr8" draw:text-style-name="P1" draw:layer="layout" svg:x1="6.574cm" svg:y1="13.686cm" svg:x2="6.991cm" svg:y2="13.686cm">
          <text:p/>
        </draw:line>
        <draw:line draw:style-name="gr8" draw:text-style-name="P1" draw:layer="layout" svg:x1="6.574cm" svg:y1="15.686cm" svg:x2="6.991cm" svg:y2="15.686cm">
          <text:p/>
        </draw:line>
        <draw:line draw:style-name="gr8" draw:text-style-name="P1" draw:layer="layout" svg:x1="6.574cm" svg:y1="16.686cm" svg:x2="7.616cm" svg:y2="16.686cm">
          <text:p/>
        </draw:line>
        <draw:line draw:style-name="gr8" draw:text-style-name="P1" draw:layer="layout" svg:x1="6.574cm" svg:y1="14.686cm" svg:x2="7.616cm" svg:y2="14.686cm">
          <text:p/>
        </draw:line>
        <draw:line draw:style-name="gr8" draw:text-style-name="P1" draw:layer="layout" svg:x1="6.574cm" svg:y1="12.686cm" svg:x2="7.616cm" svg:y2="12.686cm">
          <text:p/>
        </draw:line>
        <draw:line draw:style-name="gr8" draw:text-style-name="P1" draw:layer="layout" svg:x1="6.574cm" svg:y1="17.853cm" svg:x2="6.991cm" svg:y2="17.853cm">
          <text:p/>
        </draw:line>
        <draw:line draw:style-name="gr8" draw:text-style-name="P1" draw:layer="layout" svg:x1="6.574cm" svg:y1="18.853cm" svg:x2="6.991cm" svg:y2="18.853cm">
          <text:p/>
        </draw:line>
        <draw:line draw:style-name="gr8" draw:text-style-name="P1" draw:layer="layout" svg:x1="6.574cm" svg:y1="19.853cm" svg:x2="6.991cm" svg:y2="19.853cm">
          <text:p/>
        </draw:line>
        <draw:line draw:style-name="gr8" draw:text-style-name="P1" draw:layer="layout" svg:x1="6.574cm" svg:y1="20.853cm" svg:x2="6.991cm" svg:y2="20.853cm">
          <text:p/>
        </draw:line>
        <draw:line draw:style-name="gr8" draw:text-style-name="P1" draw:layer="layout" svg:x1="6.574cm" svg:y1="21.853cm" svg:x2="8.241cm" svg:y2="21.853cm">
          <text:p/>
        </draw:line>
        <draw:line draw:style-name="gr8" draw:text-style-name="P1" draw:layer="layout" svg:x1="8.449cm" svg:y1="21.186cm" svg:x2="8.866cm" svg:y2="21.186cm">
          <text:p/>
        </draw:line>
        <draw:custom-shape draw:style-name="gr9" draw:text-style-name="P1" draw:layer="layout" svg:width="1.666cm" svg:height="1.065cm" svg:x="6.575cm" svg:y="22.35cm">
          <text:p/>
          <draw:enhanced-geometry draw:mirror-vertical="true" draw:glue-point-type="segments" draw:type="mso-spt100" draw:modifiers="179.11604654054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0" draw:text-style-name="P1" draw:layer="layout" svg:x1="6.782cm" svg:y1="8.519cm" svg:x2="7.407cm" svg:y2="8.519cm">
          <text:p/>
        </draw:line>
        <draw:custom-shape draw:style-name="gr11" draw:text-style-name="P1" draw:layer="layout" svg:width="0.208cm" svg:height="0.334cm" svg:x="8.449cm" svg:y="7.019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8.449cm" svg:y1="7.019cm" svg:x2="8.241cm" svg:y2="6.853cm">
          <text:p/>
        </draw:line>
        <draw:line draw:style-name="gr12" draw:text-style-name="P1" draw:layer="layout" svg:x1="8.032cm" svg:y1="7.019cm" svg:x2="8.241cm" svg:y2="6.853cm">
          <text:p/>
        </draw:line>
        <draw:line draw:style-name="gr12" draw:text-style-name="P1" draw:layer="layout" svg:x1="8.032cm" svg:y1="7.519cm" svg:x2="8.657cm" svg:y2="7.353cm">
          <text:p/>
        </draw:line>
        <draw:custom-shape draw:style-name="gr13" draw:text-style-name="P1" draw:layer="layout" svg:width="0.416cm" svg:height="0.167cm" svg:x="8.141cm" svg:y="7.686cm">
          <text:p text:style-name="P1"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8.127cm" svg:y1="7.752cm" svg:x2="8.032cm" svg:y2="8.019cm">
          <text:p/>
        </draw:line>
        <draw:line draw:style-name="gr12" draw:text-style-name="P1" draw:layer="layout" svg:x1="8.657cm" svg:y1="8.019cm" svg:x2="8.57cm" svg:y2="7.764cm">
          <text:p/>
        </draw:line>
        <draw:frame draw:style-name="gr14" draw:text-style-name="P2" draw:layer="layout" svg:width="2.019cm" svg:height="0.573cm" svg:x="6.464cm" svg:y="22.457cm">
          <draw:text-box>
            <text:p text:style-name="P2"><text:span text:style-name="T1">c <text:s text:c="5"/>b <text:s text:c="5"/>e</text:span></text:p>
          </draw:text-box>
        </draw:frame>
        <draw:line draw:style-name="gr15" draw:text-style-name="P1" draw:layer="layout" svg:x1="7.407cm" svg:y1="21.019cm" svg:x2="6.782cm" svg:y2="21.019cm">
          <text:p/>
        </draw:line>
        <draw:custom-shape draw:style-name="gr11" draw:text-style-name="P1" draw:layer="layout" svg:width="0.213cm" svg:height="0.333cm" svg:x="8.351cm" svg:y="21.686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8.032cm" svg:y1="22.019cm" svg:x2="8.241cm" svg:y2="22.186cm">
          <text:p/>
        </draw:line>
        <draw:line draw:style-name="gr12" draw:text-style-name="P1" draw:layer="layout" svg:x1="8.484cm" svg:y1="22.028cm" svg:x2="8.241cm" svg:y2="22.186cm">
          <text:p/>
        </draw:line>
        <draw:line draw:style-name="gr12" draw:text-style-name="P1" draw:layer="layout" svg:x1="8.032cm" svg:y1="21.519cm" svg:x2="8.489cm" svg:y2="21.689cm">
          <text:p/>
        </draw:line>
        <draw:custom-shape draw:style-name="gr11" draw:text-style-name="P1" draw:layer="layout" svg:width="0.431cm" svg:height="0.178cm" svg:x="7.592cm" svg:y="22.121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7.419cm" svg:y1="22.022cm" svg:x2="7.586cm" svg:y2="22.212cm">
          <text:p/>
        </draw:line>
        <draw:line draw:style-name="gr12" draw:text-style-name="P1" draw:layer="layout" svg:x1="8.052cm" svg:y1="22.223cm" svg:x2="8.702cm" svg:y2="22.54cm">
          <text:p/>
        </draw:line>
        <draw:custom-shape draw:style-name="gr11" draw:text-style-name="P1" draw:layer="layout" svg:width="0.419cm" svg:height="0.672cm" svg:x="13.573cm" svg:y="6.9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18cm" svg:height="0.672cm" svg:x="13.592cm" svg:y="8.192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3.795cm" svg:y1="7.578cm" svg:x2="13.795cm" svg:y2="8.178cm">
          <text:p/>
        </draw:line>
        <draw:line draw:style-name="gr15" draw:text-style-name="P1" draw:layer="layout" svg:x1="13.811cm" svg:y1="8.901cm" svg:x2="13.811cm" svg:y2="9.501cm">
          <text:p/>
        </draw:line>
        <draw:line draw:style-name="gr15" draw:text-style-name="P1" draw:layer="layout" svg:x1="13.791cm" svg:y1="5.895cm" svg:x2="13.795cm" svg:y2="6.908cm">
          <text:p/>
        </draw:line>
        <draw:line draw:style-name="gr15" draw:text-style-name="P1" draw:layer="layout" svg:x1="13.813cm" svg:y1="7.832cm" svg:x2="15.075cm" svg:y2="7.846cm">
          <text:p/>
        </draw:line>
        <draw:line draw:style-name="gr15" draw:text-style-name="P1" draw:layer="layout" svg:x1="13.515cm" svg:y1="9.503cm" svg:x2="14.119cm" svg:y2="9.503cm">
          <text:p/>
        </draw:line>
        <draw:line draw:style-name="gr15" draw:text-style-name="P1" draw:layer="layout" svg:x1="13.666cm" svg:y1="9.603cm" svg:x2="13.968cm" svg:y2="9.603cm">
          <text:p/>
        </draw:line>
        <draw:line draw:style-name="gr15" draw:text-style-name="P1" draw:layer="layout" svg:x1="13.716cm" svg:y1="9.704cm" svg:x2="13.917cm" svg:y2="9.704cm">
          <text:p/>
        </draw:line>
        <draw:frame draw:style-name="gr16" draw:text-style-name="P3" draw:layer="layout" svg:width="1.267cm" svg:height="0.654cm" svg:x="13.281cm" svg:y="5.333cm">
          <draw:text-box>
            <text:p text:style-name="P3"><text:span text:style-name="T2">echo</text:span></text:p>
          </draw:text-box>
        </draw:frame>
        <draw:frame draw:style-name="gr16" draw:text-style-name="P3" draw:layer="layout" svg:width="1.66cm" svg:height="0.654cm" svg:x="12.048cm" svg:y="14.8cm">
          <draw:text-box>
            <text:p text:style-name="P3"><text:span text:style-name="T2">gpio 36</text:span></text:p>
          </draw:text-box>
        </draw:frame>
        <draw:custom-shape draw:style-name="gr11" draw:text-style-name="P4" draw:layer="layout" svg:width="0.418cm" svg:height="0.672cm" svg:x="15.713cm" svg:y="15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15.91cm" svg:y1="16.497cm" svg:x2="15.91cm" svg:y2="17.097cm">
          <text:p/>
        </draw:line>
        <draw:line draw:style-name="gr12" draw:text-style-name="P4" draw:layer="layout" svg:x1="15.614cm" svg:y1="17.099cm" svg:x2="16.218cm" svg:y2="17.099cm">
          <text:p/>
        </draw:line>
        <draw:line draw:style-name="gr15" draw:text-style-name="P4" draw:layer="layout" svg:x1="15.765cm" svg:y1="17.199cm" svg:x2="16.067cm" svg:y2="17.199cm">
          <text:p/>
        </draw:line>
        <draw:line draw:style-name="gr15" draw:text-style-name="P4" draw:layer="layout" svg:x1="15.815cm" svg:y1="17.3cm" svg:x2="16.016cm" svg:y2="17.3cm">
          <text:p/>
        </draw:line>
        <draw:frame draw:style-name="gr17" draw:text-style-name="P3" draw:layer="layout" svg:width="1.037cm" svg:height="0.654cm" svg:x="14.116cm" svg:y="14.364cm">
          <draw:text-box>
            <text:p text:style-name="P3"><text:span text:style-name="T2">1k</text:span></text:p>
          </draw:text-box>
        </draw:frame>
        <draw:frame draw:style-name="gr17" draw:text-style-name="P3" draw:layer="layout" svg:width="1.037cm" svg:height="0.654cm" svg:x="13.84cm" svg:y="8.182cm">
          <draw:text-box>
            <text:p text:style-name="P3"><text:span text:style-name="T2">2k</text:span></text:p>
          </draw:text-box>
        </draw:frame>
        <draw:custom-shape draw:style-name="gr11" draw:text-style-name="P4" draw:layer="layout" svg:width="0.418cm" svg:height="0.672cm" draw:transform="rotate (-1.57079632679579) translate (14.959cm 14.9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" draw:layer="layout" svg:x1="15.527cm" svg:y1="15.111cm" svg:x2="15.941cm" svg:y2="15.434cm">
          <text:p/>
        </draw:line>
        <draw:path draw:style-name="gr15" draw:text-style-name="P1" draw:layer="layout" svg:width="0.57cm" svg:height="0.632cm" svg:x="15.306cm" svg:y="14.789cm" svg:viewBox="0 0 571 633" svg:d="m198 0v633zm23-334 350-288zm-571 292h209z">
          <text:p/>
        </draw:path>
        <draw:line draw:style-name="gr15" draw:text-style-name="P1" draw:layer="layout" svg:x1="15.929cm" svg:y1="15.783cm" svg:x2="15.929cm" svg:y2="15.422cm">
          <text:p/>
        </draw:line>
        <draw:line draw:style-name="gr15" draw:text-style-name="P1" draw:layer="layout" svg:x1="15.303cm" svg:y1="15.091cm" svg:x2="14.967cm" svg:y2="15.091cm">
          <text:p/>
        </draw:line>
        <draw:line draw:style-name="gr15" draw:text-style-name="P1" draw:layer="layout" svg:x1="14.287cm" svg:y1="15.103cm" svg:x2="13.611cm" svg:y2="15.103cm">
          <text:p/>
        </draw:line>
        <draw:g>
          <draw:line draw:style-name="gr15" draw:text-style-name="P1" draw:layer="layout" svg:x1="15.589cm" svg:y1="13.742cm" svg:x2="16.139cm" svg:y2="13.742cm">
            <text:p/>
          </draw:line>
          <draw:custom-shape draw:style-name="gr11" draw:text-style-name="P1" draw:layer="layout" svg:width="-0.571cm" svg:height="-0.378cm" svg:x="16.16cm" svg:y="14.133cm">
            <text:p/>
            <draw:enhanced-geometry svg:viewBox="0 0 21600 21600" draw:glue-points="?f6 10800 10800 21600 ?f5 10800 10800 0" draw:text-areas="?f3 ?f3 ?f4 ?f4" draw:type="trapezoid" draw:modifiers="10509.09090909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15" draw:text-style-name="P1" draw:layer="layout" svg:x1="15.883cm" svg:y1="14.793cm" svg:x2="15.883cm" svg:y2="14.145cm">
          <text:p/>
        </draw:line>
        <draw:line draw:style-name="gr19" draw:text-style-name="P1" draw:layer="layout" svg:x1="15.883cm" svg:y1="13.747cm" svg:x2="15.883cm" svg:y2="13.099cm">
          <text:p/>
        </draw:line>
        <draw:line draw:style-name="gr20" draw:text-style-name="P1" draw:layer="layout" svg:x1="16.224cm" svg:y1="13.81cm" svg:x2="16.488cm" svg:y2="13.575cm">
          <text:p/>
        </draw:line>
        <draw:line draw:style-name="gr20" draw:text-style-name="P1" draw:layer="layout" svg:x1="16.233cm" svg:y1="13.941cm" svg:x2="16.497cm" svg:y2="13.706cm">
          <text:p/>
        </draw:line>
        <draw:frame draw:style-name="gr16" draw:text-style-name="P3" draw:layer="layout" svg:width="1.66cm" svg:height="0.654cm" svg:x="14.965cm" svg:y="7.487cm">
          <draw:text-box>
            <text:p text:style-name="P3"><text:span text:style-name="T2">gpio 24</text:span></text:p>
          </draw:text-box>
        </draw:frame>
        <draw:frame draw:style-name="gr17" draw:text-style-name="P3" draw:layer="layout" svg:width="1.037cm" svg:height="0.654cm" svg:x="13.815cm" svg:y="6.904cm">
          <draw:text-box>
            <text:p text:style-name="P3"><text:span text:style-name="T2">1k</text:span></text:p>
          </draw:text-box>
        </draw:frame>
        <draw:frame draw:style-name="gr17" draw:text-style-name="P3" draw:layer="layout" svg:width="1.296cm" svg:height="0.654cm" svg:x="15.954cm" svg:y="15.768cm">
          <draw:text-box>
            <text:p text:style-name="P3"><text:span text:style-name="T2">33Ω</text:span></text:p>
          </draw:text-box>
        </draw:frame>
        <draw:frame draw:style-name="gr16" draw:text-style-name="P6" draw:layer="layout" svg:width="0.84cm" svg:height="0.531cm" svg:x="5.791cm" svg:y="8.802cm">
          <draw:text-box>
            <text:p text:style-name="P5"><text:span text:style-name="T3">s0</text:span></text:p>
          </draw:text-box>
        </draw:frame>
        <draw:frame draw:style-name="gr21" draw:text-style-name="P6" draw:layer="layout" svg:width="0.967cm" svg:height="0.531cm" svg:x="5.791cm" svg:y="9.802cm">
          <draw:text-box>
            <text:p text:style-name="P5"><text:span text:style-name="T3">s1</text:span></text:p>
          </draw:text-box>
        </draw:frame>
        <draw:frame draw:style-name="gr21" draw:text-style-name="P6" draw:layer="layout" svg:width="0.967cm" svg:height="0.531cm" svg:x="5.791cm" svg:y="15.802cm">
          <draw:text-box>
            <text:p text:style-name="P5"><text:span text:style-name="T3">s7</text:span></text:p>
          </draw:text-box>
        </draw:frame>
        <draw:frame draw:style-name="gr21" draw:text-style-name="P6" draw:layer="layout" svg:width="0.967cm" svg:height="0.531cm" svg:x="5.791cm" svg:y="14.802cm">
          <draw:text-box>
            <text:p text:style-name="P5"><text:span text:style-name="T3">s6</text:span></text:p>
          </draw:text-box>
        </draw:frame>
        <draw:frame draw:style-name="gr21" draw:text-style-name="P6" draw:layer="layout" svg:width="0.967cm" svg:height="0.531cm" svg:x="5.791cm" svg:y="13.802cm">
          <draw:text-box>
            <text:p text:style-name="P5"><text:span text:style-name="T3">s5</text:span></text:p>
          </draw:text-box>
        </draw:frame>
        <draw:frame draw:style-name="gr21" draw:text-style-name="P6" draw:layer="layout" svg:width="0.967cm" svg:height="0.531cm" svg:x="5.791cm" svg:y="12.802cm">
          <draw:text-box>
            <text:p text:style-name="P5"><text:span text:style-name="T3">s4</text:span></text:p>
          </draw:text-box>
        </draw:frame>
        <draw:frame draw:style-name="gr21" draw:text-style-name="P6" draw:layer="layout" svg:width="0.967cm" svg:height="0.531cm" svg:x="5.791cm" svg:y="11.802cm">
          <draw:text-box>
            <text:p text:style-name="P5"><text:span text:style-name="T3">s3</text:span></text:p>
          </draw:text-box>
        </draw:frame>
        <draw:frame draw:style-name="gr21" draw:text-style-name="P6" draw:layer="layout" svg:width="0.967cm" svg:height="0.531cm" svg:x="5.791cm" svg:y="10.802cm">
          <draw:text-box>
            <text:p text:style-name="P5"><text:span text:style-name="T3">s2</text:span></text:p>
          </draw:text-box>
        </draw:frame>
        <draw:frame draw:style-name="gr21" draw:text-style-name="P6" draw:layer="layout" svg:width="0.967cm" svg:height="0.531cm" svg:x="5.791cm" svg:y="17.305cm">
          <draw:text-box>
            <text:p text:style-name="P5"><text:span text:style-name="T3">s8</text:span></text:p>
          </draw:text-box>
        </draw:frame>
        <draw:frame draw:style-name="gr21" draw:text-style-name="P6" draw:layer="layout" svg:width="0.967cm" svg:height="0.531cm" svg:x="5.791cm" svg:y="18.302cm">
          <draw:text-box>
            <text:p text:style-name="P5"><text:span text:style-name="T3">s9</text:span></text:p>
          </draw:text-box>
        </draw:frame>
        <draw:frame draw:style-name="gr22" draw:text-style-name="P6" draw:layer="layout" svg:width="1.2cm" svg:height="2.397cm" svg:x="5.633cm" svg:y="19.302cm">
          <draw:text-box>
            <text:p text:style-name="P5"><text:span text:style-name="T3">s10</text:span></text:p>
          </draw:text-box>
        </draw:frame>
        <draw:frame draw:style-name="gr23" draw:text-style-name="P6" draw:layer="layout" svg:width="1.2cm" svg:height="0.531cm" svg:x="5.633cm" svg:y="20.302cm">
          <draw:text-box>
            <text:p text:style-name="P5"><text:span text:style-name="T3">s11</text:span></text:p>
          </draw:text-box>
        </draw:frame>
        <draw:custom-shape draw:style-name="gr6" draw:text-style-name="P7" draw:layer="layout" svg:width="0.417cm" svg:height="0.833cm" svg:x="6.574cm" svg:y="21.3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6" draw:layer="layout" svg:width="1.2cm" svg:height="0.531cm" svg:x="5.633cm" svg:y="21.469cm">
          <draw:text-box>
            <text:p text:style-name="P5"><text:span text:style-name="T3">led</text:span></text:p>
          </draw:text-box>
        </draw:frame>
        <draw:frame draw:style-name="gr16" draw:text-style-name="P6" draw:layer="layout" svg:width="3.04cm" svg:height="0.531cm" svg:x="6.208cm" svg:y="5cm">
          <draw:text-box>
            <text:p text:style-name="P5"><text:span text:style-name="T3">Distance sensor</text:span></text:p>
          </draw:text-box>
        </draw:frame>
        <draw:line draw:style-name="gr24" draw:text-style-name="P7" draw:layer="layout" svg:x1="7.458cm" svg:y1="8cm" svg:x2="4.541cm" svg:y2="7.166cm">
          <text:p/>
        </draw:line>
        <draw:line draw:style-name="gr24" draw:text-style-name="P7" draw:layer="layout" svg:x1="8.083cm" svg:y1="8.5cm" svg:x2="4.541cm" svg:y2="7.666cm">
          <text:p/>
        </draw:line>
        <draw:line draw:style-name="gr24" draw:text-style-name="P7" draw:layer="layout" svg:x1="6.833cm" svg:y1="9.5cm" svg:x2="4.333cm" svg:y2="8.833cm">
          <text:p/>
        </draw:line>
        <draw:line draw:style-name="gr24" draw:text-style-name="P7" draw:layer="layout" svg:x1="6.833cm" svg:y1="10.5cm" svg:x2="4.333cm" svg:y2="9.833cm">
          <text:p/>
        </draw:line>
        <draw:line draw:style-name="gr24" draw:text-style-name="P7" draw:layer="layout" svg:x1="6.833cm" svg:y1="11.5cm" svg:x2="4.333cm" svg:y2="10.833cm">
          <text:p/>
        </draw:line>
        <draw:line draw:style-name="gr24" draw:text-style-name="P7" draw:layer="layout" svg:x1="6.833cm" svg:y1="12.5cm" svg:x2="4.333cm" svg:y2="11.833cm">
          <text:p/>
        </draw:line>
        <draw:line draw:style-name="gr24" draw:text-style-name="P7" draw:layer="layout" svg:x1="6.833cm" svg:y1="13.5cm" svg:x2="4.333cm" svg:y2="12.833cm">
          <text:p/>
        </draw:line>
        <draw:line draw:style-name="gr24" draw:text-style-name="P7" draw:layer="layout" svg:x1="6.833cm" svg:y1="14.5cm" svg:x2="4.333cm" svg:y2="13.833cm">
          <text:p/>
        </draw:line>
        <draw:line draw:style-name="gr24" draw:text-style-name="P7" draw:layer="layout" svg:x1="6.833cm" svg:y1="15.5cm" svg:x2="4.333cm" svg:y2="14.833cm">
          <text:p/>
        </draw:line>
        <draw:line draw:style-name="gr24" draw:text-style-name="P7" draw:layer="layout" svg:x1="6.833cm" svg:y1="16.5cm" svg:x2="4.333cm" svg:y2="15.833cm">
          <text:p/>
        </draw:line>
        <draw:line draw:style-name="gr24" draw:text-style-name="P7" draw:layer="layout" svg:x1="6.833cm" svg:y1="17cm" svg:x2="4.333cm" svg:y2="17.333cm">
          <text:p/>
        </draw:line>
        <draw:line draw:style-name="gr24" draw:text-style-name="P7" draw:layer="layout" svg:x1="6.833cm" svg:y1="18cm" svg:x2="4.333cm" svg:y2="18.333cm">
          <text:p/>
        </draw:line>
        <draw:line draw:style-name="gr24" draw:text-style-name="P7" draw:layer="layout" svg:x1="6.833cm" svg:y1="19cm" svg:x2="4.333cm" svg:y2="19.333cm">
          <text:p/>
        </draw:line>
        <draw:line draw:style-name="gr24" draw:text-style-name="P7" draw:layer="layout" svg:x1="6.833cm" svg:y1="20cm" svg:x2="4.333cm" svg:y2="20.333cm">
          <text:p/>
        </draw:line>
        <draw:line draw:style-name="gr24" draw:text-style-name="P7" draw:layer="layout" svg:x1="8.708cm" svg:y1="21.5cm" svg:x2="4.333cm" svg:y2="21cm">
          <text:p/>
        </draw:line>
        <draw:line draw:style-name="gr8" draw:text-style-name="P1" draw:layer="layout" svg:x1="8.499cm" svg:y1="10.166cm" svg:x2="8.916cm" svg:y2="10.166cm">
          <text:p/>
        </draw:line>
        <draw:line draw:style-name="gr8" draw:text-style-name="P1" draw:layer="layout" svg:x1="8.5cm" svg:y1="11.666cm" svg:x2="8.917cm" svg:y2="11.666cm">
          <text:p/>
        </draw:line>
        <draw:line draw:style-name="gr8" draw:text-style-name="P1" draw:layer="layout" svg:x1="8.5cm" svg:y1="13.166cm" svg:x2="8.917cm" svg:y2="13.166cm">
          <text:p/>
        </draw:line>
        <draw:line draw:style-name="gr8" draw:text-style-name="P1" draw:layer="layout" svg:x1="8.5cm" svg:y1="14.666cm" svg:x2="8.917cm" svg:y2="14.666cm">
          <text:p/>
        </draw:line>
        <draw:line draw:style-name="gr24" draw:text-style-name="P7" draw:layer="layout" svg:x1="10.166cm" svg:y1="10.166cm" svg:x2="8.708cm" svg:y2="11cm">
          <text:p/>
        </draw:line>
        <draw:line draw:style-name="gr24" draw:text-style-name="P7" draw:layer="layout" svg:x1="10.166cm" svg:y1="11.666cm" svg:x2="8.708cm" svg:y2="12.5cm">
          <text:p/>
        </draw:line>
        <draw:line draw:style-name="gr24" draw:text-style-name="P7" draw:layer="layout" svg:x1="10.166cm" svg:y1="13.166cm" svg:x2="8.708cm" svg:y2="14cm">
          <text:p/>
        </draw:line>
        <draw:line draw:style-name="gr24" draw:text-style-name="P7" draw:layer="layout" svg:x1="10.166cm" svg:y1="14.666cm" svg:x2="8.708cm" svg:y2="15.5cm">
          <text:p/>
        </draw:line>
        <draw:line draw:style-name="gr8" draw:text-style-name="P1" draw:layer="layout" svg:x1="8.501cm" svg:y1="16.166cm" svg:x2="8.918cm" svg:y2="16.166cm">
          <text:p/>
        </draw:line>
        <draw:frame draw:style-name="gr25" draw:text-style-name="P5" draw:layer="layout" svg:width="1.312cm" svg:height="0.535cm" svg:x="3.229cm" svg:y="6.833cm">
          <draw:text-box>
            <text:p text:style-name="P5"><text:span text:style-name="T4">gpio 23</text:span></text:p>
          </draw:text-box>
        </draw:frame>
        <draw:frame draw:style-name="gr25" draw:text-style-name="P5" draw:layer="layout" svg:width="1.312cm" svg:height="0.535cm" svg:x="3.229cm" svg:y="7.333cm">
          <draw:text-box>
            <text:p text:style-name="P5"><text:span text:style-name="T4">gpio 24</text:span></text:p>
          </draw:text-box>
        </draw:frame>
        <draw:frame draw:style-name="gr25" draw:text-style-name="P5" draw:layer="layout" svg:width="1.312cm" svg:height="0.535cm" svg:x="3.229cm" svg:y="8.5cm">
          <draw:text-box>
            <text:p text:style-name="P5"><text:span text:style-name="T4">gpio 11</text:span></text:p>
          </draw:text-box>
        </draw:frame>
        <draw:frame draw:style-name="gr25" draw:text-style-name="P5" draw:layer="layout" svg:width="1.312cm" svg:height="0.535cm" svg:x="3.229cm" svg:y="9.5cm">
          <draw:text-box>
            <text:p text:style-name="P5"><text:span text:style-name="T4">gpio 12</text:span></text:p>
          </draw:text-box>
        </draw:frame>
        <draw:frame draw:style-name="gr25" draw:text-style-name="P5" draw:layer="layout" svg:width="1.312cm" svg:height="0.535cm" svg:x="3.229cm" svg:y="11.5cm">
          <draw:text-box>
            <text:p text:style-name="P5"><text:span text:style-name="T4">gpio 15</text:span></text:p>
          </draw:text-box>
        </draw:frame>
        <draw:frame draw:style-name="gr25" draw:text-style-name="P5" draw:layer="layout" svg:width="1.312cm" svg:height="0.535cm" svg:x="3.229cm" svg:y="10.5cm">
          <draw:text-box>
            <text:p text:style-name="P5"><text:span text:style-name="T4">gpio 13</text:span></text:p>
          </draw:text-box>
        </draw:frame>
        <draw:frame draw:style-name="gr26" draw:text-style-name="P5" draw:layer="layout" svg:width="1.312cm" svg:height="0.535cm" svg:x="3.229cm" svg:y="12.5cm">
          <draw:text-box>
            <text:p text:style-name="P5"><text:span text:style-name="T4">gpio 16</text:span></text:p>
          </draw:text-box>
        </draw:frame>
        <draw:frame draw:style-name="gr25" draw:text-style-name="P5" draw:layer="layout" svg:width="1.312cm" svg:height="0.535cm" svg:x="3.229cm" svg:y="13.5cm">
          <draw:text-box>
            <text:p text:style-name="P5"><text:span text:style-name="T4">gpio 22</text:span></text:p>
          </draw:text-box>
        </draw:frame>
        <draw:frame draw:style-name="gr25" draw:text-style-name="P5" draw:layer="layout" svg:width="1.312cm" svg:height="0.535cm" svg:x="3.229cm" svg:y="14.5cm">
          <draw:text-box>
            <text:p text:style-name="P5"><text:span text:style-name="T4">gpio 26</text:span></text:p>
          </draw:text-box>
        </draw:frame>
        <draw:frame draw:style-name="gr25" draw:text-style-name="P5" draw:layer="layout" svg:width="1.312cm" svg:height="0.535cm" svg:x="3.229cm" svg:y="15.5cm">
          <draw:text-box>
            <text:p text:style-name="P5"><text:span text:style-name="T4">gpio 29</text:span></text:p>
          </draw:text-box>
        </draw:frame>
        <draw:frame draw:style-name="gr25" draw:text-style-name="P5" draw:layer="layout" svg:width="1.312cm" svg:height="0.535cm" svg:x="3.229cm" svg:y="17.131cm">
          <draw:text-box>
            <text:p text:style-name="P5"><text:span text:style-name="T4">gpio 31</text:span></text:p>
          </draw:text-box>
        </draw:frame>
        <draw:frame draw:style-name="gr25" draw:text-style-name="P5" draw:layer="layout" svg:width="1.312cm" svg:height="0.535cm" svg:x="3.229cm" svg:y="18cm">
          <draw:text-box>
            <text:p text:style-name="P5"><text:span text:style-name="T4">gpio 32</text:span></text:p>
          </draw:text-box>
        </draw:frame>
        <draw:frame draw:style-name="gr25" draw:text-style-name="P5" draw:layer="layout" svg:width="1.312cm" svg:height="0.535cm" svg:x="3.229cm" svg:y="19cm">
          <draw:text-box>
            <text:p text:style-name="P5"><text:span text:style-name="T4">gpio 33</text:span></text:p>
          </draw:text-box>
        </draw:frame>
        <draw:frame draw:style-name="gr25" draw:text-style-name="P5" draw:layer="layout" svg:width="1.312cm" svg:height="0.535cm" svg:x="3.229cm" svg:y="20cm">
          <draw:text-box>
            <text:p text:style-name="P5"><text:span text:style-name="T4">gpio 35</text:span></text:p>
          </draw:text-box>
        </draw:frame>
        <draw:frame draw:style-name="gr25" draw:text-style-name="P5" draw:layer="layout" svg:width="1.312cm" svg:height="0.535cm" svg:x="10.104cm" svg:y="9.833cm">
          <draw:text-box>
            <text:p text:style-name="P5"><text:span text:style-name="T4">gpio 37</text:span></text:p>
          </draw:text-box>
        </draw:frame>
        <draw:frame draw:style-name="gr25" draw:text-style-name="P5" draw:layer="layout" svg:width="1.312cm" svg:height="0.535cm" svg:x="3.229cm" svg:y="20.632cm">
          <draw:text-box>
            <text:p text:style-name="P5"><text:span text:style-name="T4">gpio 36</text:span></text:p>
          </draw:text-box>
        </draw:frame>
        <draw:frame draw:style-name="gr25" draw:text-style-name="P5" draw:layer="layout" svg:width="1.312cm" svg:height="0.535cm" svg:x="10.104cm" svg:y="11.298cm">
          <draw:text-box>
            <text:p text:style-name="P5"><text:span text:style-name="T4">gpio 38</text:span></text:p>
          </draw:text-box>
        </draw:frame>
        <draw:frame draw:style-name="gr25" draw:text-style-name="P5" draw:layer="layout" svg:width="1.312cm" svg:height="0.535cm" svg:x="10.104cm" svg:y="12.798cm">
          <draw:text-box>
            <text:p text:style-name="P5"><text:span text:style-name="T4">gpio 39</text:span></text:p>
          </draw:text-box>
        </draw:frame>
        <draw:frame draw:style-name="gr25" draw:text-style-name="P5" draw:layer="layout" svg:width="1.312cm" svg:height="0.535cm" svg:x="10.104cm" svg:y="14.298cm">
          <draw:text-box>
            <text:p text:style-name="P5"><text:span text:style-name="T4">gpio 40</text:span></text:p>
          </draw:text-box>
        </draw:frame>
        <draw:line draw:style-name="gr12" draw:text-style-name="P7" draw:layer="layout" svg:x1="8.708cm" svg:y1="10.5cm" svg:x2="12.49cm" svg:y2="8.86cm">
          <text:p/>
        </draw:line>
        <draw:line draw:style-name="gr12" draw:text-style-name="P7" draw:layer="layout" svg:x1="8.083cm" svg:y1="10.5cm" svg:x2="11.416cm" svg:y2="8.833cm">
          <text:p/>
        </draw:line>
        <draw:line draw:style-name="gr27" draw:text-style-name="P7" draw:layer="layout" svg:x1="11.833cm" svg:y1="8.833cm" svg:x2="11.416cm" svg:y2="8.833cm">
          <text:p/>
        </draw:line>
        <draw:line draw:style-name="gr28" draw:text-style-name="P7" draw:layer="layout" svg:x1="12.041cm" svg:y1="8.833cm" svg:x2="12.497cm" svg:y2="8.836cm">
          <text:p/>
        </draw:line>
        <draw:line draw:style-name="gr29" draw:text-style-name="P7" draw:layer="layout" svg:x1="11.758cm" svg:y1="8.786cm" svg:x2="12.14cm" svg:y2="8.577cm">
          <text:p/>
        </draw:line>
        <draw:line draw:style-name="gr24" draw:text-style-name="P7" draw:layer="layout" svg:x1="7.458cm" svg:y1="9.5cm" svg:x2="4.333cm" svg:y2="8.333cm">
          <text:p/>
        </draw:line>
        <draw:frame draw:style-name="gr25" draw:text-style-name="P5" draw:layer="layout" svg:width="1.104cm" svg:height="0.535cm" svg:x="3.437cm" svg:y="8cm">
          <draw:text-box>
            <text:p text:style-name="P5"><text:span text:style-name="T4">gnd</text:span></text:p>
          </draw:text-box>
        </draw:frame>
        <draw:line draw:style-name="gr24" draw:text-style-name="P7" draw:layer="layout" svg:x1="10.583cm" svg:y1="19.666cm" svg:x2="8.083cm" svg:y2="19.999cm">
          <text:p/>
        </draw:line>
        <draw:frame draw:style-name="gr25" draw:text-style-name="P5" draw:layer="layout" svg:width="1.312cm" svg:height="0.535cm" svg:x="10.521cm" svg:y="19.333cm">
          <draw:text-box>
            <text:p text:style-name="P5"><text:span text:style-name="T4">5V</text:span></text:p>
          </draw:text-box>
        </draw:frame>
        <draw:line draw:style-name="gr30" draw:text-style-name="P7" draw:layer="layout" svg:x1="8.5cm" svg:y1="21.833cm" svg:x2="10.375cm" svg:y2="21.333cm">
          <text:p/>
        </draw:line>
        <draw:line draw:style-name="gr30" draw:text-style-name="P7" draw:layer="layout" svg:x1="7.875cm" svg:y1="22.166cm" svg:x2="10.375cm" svg:y2="22.5cm">
          <text:p/>
        </draw:line>
        <draw:line draw:style-name="gr30" draw:text-style-name="P7" draw:layer="layout" svg:x1="8.5cm" svg:y1="7.666cm" svg:x2="10.375cm" svg:y2="7.166cm">
          <text:p/>
        </draw:line>
        <draw:line draw:style-name="gr30" draw:text-style-name="P7" draw:layer="layout" svg:x1="8.708cm" svg:y1="7.166cm" svg:x2="10.375cm" svg:y2="6.666cm">
          <text:p/>
        </draw:line>
        <draw:frame draw:style-name="gr25" draw:text-style-name="P5" draw:layer="layout" svg:width="0.833cm" svg:height="0.535cm" svg:x="10.167cm" svg:y="6.333cm">
          <draw:text-box>
            <text:p text:style-name="P5"><text:span text:style-name="T4">1k</text:span></text:p>
          </draw:text-box>
        </draw:frame>
        <draw:frame draw:style-name="gr25" draw:text-style-name="P5" draw:layer="layout" svg:width="0.833cm" svg:height="0.535cm" svg:x="10.167cm" svg:y="6.833cm">
          <draw:text-box>
            <text:p text:style-name="P5"><text:span text:style-name="T4">2k</text:span></text:p>
          </draw:text-box>
        </draw:frame>
        <draw:frame draw:style-name="gr25" draw:text-style-name="P5" draw:layer="layout" svg:width="0.833cm" svg:height="0.535cm" svg:x="10.167cm" svg:y="22.166cm">
          <draw:text-box>
            <text:p text:style-name="P5"><text:span text:style-name="T4">1k</text:span></text:p>
          </draw:text-box>
        </draw:frame>
        <draw:frame draw:style-name="gr25" draw:text-style-name="P5" draw:layer="layout" svg:width="1.041cm" svg:height="0.535cm" svg:x="10.167cm" svg:y="21cm">
          <draw:text-box>
            <text:p text:style-name="P5"><text:span text:style-name="T4">33Ω</text:span></text:p>
          </draw:text-box>
        </draw:frame>
        <draw:line draw:style-name="gr30" draw:text-style-name="P7" draw:layer="layout" svg:x1="7.666cm" svg:y1="22.832cm" svg:x2="10.375cm" svg:y2="23.166cm">
          <text:p/>
        </draw:line>
        <draw:frame draw:style-name="gr25" draw:text-style-name="P5" draw:layer="layout" svg:width="3.541cm" svg:height="0.535cm" svg:x="10.375cm" svg:y="22.833cm">
          <draw:text-box>
            <text:p text:style-name="P5"><text:span text:style-name="T4">SS8050 (NPN transistor)</text:span></text:p>
          </draw:text-box>
        </draw:frame>
        <draw:frame draw:style-name="gr17" draw:text-style-name="P3" draw:layer="layout" svg:width="1.037cm" svg:height="0.654cm" svg:x="15.342cm" svg:y="12.333cm">
          <draw:text-box>
            <text:p text:style-name="P3"><text:span text:style-name="T2">5V</text:span></text:p>
          </draw:text-box>
        </draw:frame>
        <draw:frame draw:style-name="gr31" draw:text-style-name="P5" draw:layer="layout" svg:width="3.333cm" svg:height="0.535cm" svg:x="6cm" svg:y="5.666cm">
          <draw:text-box>
            <text:p text:style-name="P5"><text:span text:style-name="T4"><text:s text:c="4"/></text:span><text:span text:style-name="T4">vcc <text:s/>trigger <text:s/>echo <text:s/>gnd</text:span></text:p>
          </draw:text-box>
        </draw:frame>
        <draw:custom-shape draw:style-name="gr3" draw:text-style-name="P1" draw:layer="layout" svg:width="0.25cm" svg:height="0.25cm" svg:x="7.133cm" svg:y="24.19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7.758cm" svg:y="24.19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0.25cm" svg:x="8.383cm" svg:y="24.19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705cm" svg:height="0.31cm" svg:x="7.041cm" svg:y="24.1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6" draw:layer="layout" svg:width="3.125cm" svg:height="0.531cm" svg:x="6.416cm" svg:y="23.635cm">
          <draw:text-box>
            <text:p text:style-name="P5"><text:span text:style-name="T3">servo connector</text:span></text:p>
          </draw:text-box>
        </draw:frame>
        <draw:frame draw:style-name="gr31" draw:text-style-name="P5" draw:layer="layout" svg:width="3.333cm" svg:height="0.535cm" svg:x="6.208cm" svg:y="24.465cm">
          <draw:text-box>
            <text:p text:style-name="P5"><text:span text:style-name="T4"><text:s text:c="5"/></text:span><text:span text:style-name="T4">signal <text:s text:c="3"/>5v <text:s text:c="4"/>gnd</text:span></text:p>
          </draw:text-box>
        </draw:frame>
        <draw:line draw:style-name="gr10" draw:text-style-name="P1" draw:layer="layout" svg:x1="8.04cm" svg:y1="9.521cm" svg:x2="8.665cm" svg:y2="9.5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ot" draw:style="radial" draw:cx="50%" draw:cy="50%" draw:start-color="#ffffff" draw:end-color="#666666" draw:start-intensity="100%" draw:end-intensity="100%" draw:border="15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Wet" xlink:href="Pictures/100000000000005E0000005E6678560F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bitmap" draw:fill-color="#99ccff" draw:fill-gradient-name="Gradient_20_7" draw:fill-hatch-name="Hatch_20_1" draw:fill-image-name="Wet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6-12-28T11:08:23</meta:creation-date>
    <dc:date>2017-01-14T11:20:28</dc:date>
    <meta:editing-duration>PT02H53M06S</meta:editing-duration>
    <meta:editing-cycles>16</meta:editing-cycles>
    <meta:generator>NeoOffice/3.2015.9_Classic_Edition$Unix OpenOffice.org_project/Patch 0</meta:generator>
    <meta:print-date>2017-01-14T11:18:14</meta:print-date>
    <meta:document-statistic meta:object-count="309"/>
  </office:meta>
</office:document-meta>
</file>